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a474e" officeooo:paragraph-rsid="000a474e"/>
    </style:style>
    <style:style style:name="P2" style:family="paragraph" style:parent-style-name="Preformatted_20_Text">
      <style:text-properties officeooo:rsid="000b8996" officeooo:paragraph-rsid="000b8996"/>
    </style:style>
    <style:style style:name="T1" style:family="text">
      <style:text-properties officeooo:rsid="000bf0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 End-user shall be able to create categories of knowledge where the card he will fill or has filled will belong. </text:p>
      <text:p text:style-name="P1"/>
      <text:p text:style-name="P1">2. The application should have controllers to switch the cards </text:p>
      <text:p text:style-name="P1"/>
      <text:p text:style-name="P1">3. The app should have a search through cards</text:p>
      <text:p text:style-name="P1"/>
      <text:p text:style-name="P1">4. The interface needs buttons “New card”, “Remove card”, “Edit”</text:p>
      <text:p text:style-name="P1"/>
      <text:p text:style-name="P2">5. Create users. Each user shall have his own collection <text:span text:style-name="T1">of car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17:05:42.806408023</dc:date>
    <meta:editing-duration>PT34M28S</meta:editing-duration>
    <meta:editing-cycles>2</meta:editing-cycles>
    <meta:document-statistic meta:table-count="0" meta:image-count="0" meta:object-count="0" meta:page-count="1" meta:paragraph-count="5" meta:word-count="63" meta:character-count="356" meta:non-whitespace-character-count="296"/>
    <meta:generator>LibreOffice/6.0.7.3$Linux_X86_64 LibreOffice_project/00m0$Build-3</meta:generator>
  </office:meta>
</office:document-meta>
</file>